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6df" officeooo:paragraph-rsid="000776df"/>
    </style:style>
    <style:style style:name="P2" style:family="paragraph" style:parent-style-name="Standard">
      <style:text-properties officeooo:rsid="000947cb" officeooo:paragraph-rsid="000947cb"/>
    </style:style>
    <style:style style:name="P3" style:family="paragraph" style:parent-style-name="Standard">
      <style:text-properties officeooo:rsid="000a8be7" officeooo:paragraph-rsid="000a8be7"/>
    </style:style>
    <style:style style:name="P4" style:family="paragraph" style:parent-style-name="Standard">
      <style:text-properties officeooo:rsid="000947cb" officeooo:paragraph-rsid="000947cb"/>
    </style:style>
    <style:style style:name="P5" style:family="paragraph" style:parent-style-name="Standard">
      <style:text-properties officeooo:rsid="000bb40c" officeooo:paragraph-rsid="000bb40c"/>
    </style:style>
    <style:style style:name="P6" style:family="paragraph" style:parent-style-name="Standard">
      <style:text-properties officeooo:rsid="000c90c1" officeooo:paragraph-rsid="000c90c1"/>
    </style:style>
    <style:style style:name="P7" style:family="paragraph" style:parent-style-name="Standard">
      <style:text-properties officeooo:rsid="000d0601" officeooo:paragraph-rsid="000d06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zifikation</text:p>
      <text:p text:style-name="P2"/>
      <text:p text:style-name="P2">Verbindungsaufbau</text:p>
      <text:p text:style-name="P2">- Die Verbindung (Handshake) zwischen dem Server und dem Client findet über einen TCP-Socket statt.</text:p>
      <text:p text:style-name="P2"/>
      <text:p text:style-name="P3">Ablauf</text:p>
      <text:p text:style-name="P2">- Der Client wird im Chat-Fenster aufgefordert seinen Benutzernamen anzugeben (chatname: ).</text:p>
      <text:p text:style-name="P2">- solange der Nutzer seinen Namen eingibt, wartet der WorkerThread.</text:p>
      <text:p text:style-name="P2">- wenn er den Nutzernamen vom Client empfangen hat, speichert er diesen.</text:p>
      <text:p text:style-name="P2">- alle Clients werden darüber informiert, dass sich der neue Nutzer angemeldet hat (...entered the chatroom.).</text:p>
      <text:p text:style-name="P2">- solange der WorkerThread läuft, wartet er auf Eingaben des Clients.</text:p>
      <text:p text:style-name="P2">- wenn der Client etwas eingibt, wird dies mit seinem Benutzernamen vorangestellt an alle anderen Clients weitergeleitet.</text:p>
      <text:p text:style-name="P2">- mit /quit wird der WorkerThread beendet</text:p>
      <text:p text:style-name="P2">- alle anderen Clients werden darüber informiert (… left chatroom).</text:p>
      <text:p text:style-name="P2"/>
      <text:p text:style-name="P3">Klasse TCPServer</text:p>
      <text:p text:style-name="P3"/>
      <text:p text:style-name="P3">- in der main() werden der Port und die zulässige Anzahl der Clients übergeben und der Server gestartet.</text:p>
      <text:p text:style-name="P3">- der Server wird mit der Methode startServer() gestartet.</text:p>
      <text:p text:style-name="P3">- es wird ein neuer Socket erzeugt, der in die Liste der Sockets hinzugefügt wird.</text:p>
      <text:p text:style-name="P3">- ein neuer WorkerThread wird für diesen Socket erzeugt und gestartet.</text:p>
      <text:p text:style-name="P3"/>
      <text:p text:style-name="P3">Klasse TCPWorkerThread</text:p>
      <text:p text:style-name="P3"/>
      <text:p text:style-name="P3">- im Konstruktor werden die Nummer des Threads, der Socket, der Server und die Liste aller angemeldeten Clients übergeben.</text:p>
      <text:p text:style-name="P3">- die Methode run() beinhaltet das Anmelden mit dem Benutzernamen und den weiteren Nachrichtenaustausch.</text:p>
      <text:p text:style-name="P3">- readFromClient() liest die vom Client übergebene Nachricht.</text:p>
      <text:p text:style-name="P3">- writeToClient(String) schreibt Nachrichten nur an den Client</text:p>
      <text:p text:style-name="P3">- writeToAllClients(String) schreibt die Nachrichten an alle Clients und setzt den Namen des Clients davor.</text:p>
      <text:p text:style-name="P3"/>
      <text:p text:style-name="P5">Klasse Main</text:p>
      <text:p text:style-name="P5"/>
      <text:p text:style-name="P5">- bekommt die IP-Adresse und den Port des Servers</text:p>
      <text:p text:style-name="P5">- erzeugt ein neues Werkzeug zur GUI-Verwaltung, welchem ein Socket übergeben wird.</text:p>
      <text:p text:style-name="P5">- erzeugt einen neuen NachrichtenErheltenThread, dem das Werkzeug und der Socket übergeben werden, <text:s/>und startet ihn.</text:p>
      <text:p text:style-name="P5"/>
      <text:p text:style-name="P6">Klasse Werkzeug</text:p>
      <text:p text:style-name="P6"/>
      <text:p text:style-name="P6">- dient der Verwaltung der GUI.</text:p>
      <text:p text:style-name="P6">- die Methode registerSend() reagiert auf das Klicken des SendButtons. Der in das Textfeld eingegebene Text wird ausgelesen und an den Server geschickt. Dann wird das Textfeld geleert.</text:p>
      <text:p text:style-name="P6">- die Methode writeInChatArea(String) schreibt den übergebenen Text in das Chatfenster.</text:p>
      <text:p text:style-name="P6">- die Methode writeToServer(String) ruft sendet die Nachricht an den Server.</text:p>
      <text:p text:style-name="P6"/>
      <text:p text:style-name="P7"><text:soft-page-break/>Klasse GUI</text:p>
      <text:p text:style-name="P7"/>
      <text:p text:style-name="P7">- die GUI enthält ein scrollbares Chatfenster, in dem die Nachrichten aller Clients angezeigt werden.</text:p>
      <text:p text:style-name="P7">- außerdem beinhaltet sie ein Textfenster, in dem der Benutzer schreiben kann.</text:p>
      <text:p text:style-name="P7">- mit dem Button „send“ werden die Nachrichten verschickt.</text:p>
      <text:p text:style-name="P6"/>
      <text:p text:style-name="P6">Klasse NachrichtenErhaltenThread</text:p>
      <text:p text:style-name="P6"/>
      <text:p text:style-name="P6">- der NachrichtenErhaltenThread bekommt das Werkzeug für die GUI und den Socket übergeben.</text:p>
      <text:p text:style-name="P6">- die Methode run() liest die Nachrichten vom Server und schreibt sie in das Chatfenster.</text:p>
      <text:p text:style-name="P6">- die Methode readFromServer() liest die Nachrichten vom Server.</text:p>
      <text:p text:style-name="P3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0:30:49.568000000</meta:creation-date>
    <dc:date>2015-11-19T02:09:26.239000000</dc:date>
    <meta:editing-duration>PT1H4M10S</meta:editing-duration>
    <meta:editing-cycles>4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1" meta:word-count="408" meta:character-count="2756" meta:non-whitespace-character-count="2386"/>
  </office:meta>
</office:document-meta>
</file>